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76ADC06307E224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1.251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0.654cm" fo:min-width="0.40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3.23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3.183cm"/>
    </style:style>
    <style:style style:name="gr7" style:family="graphic">
      <style:graphic-properties style:protect="size"/>
    </style:style>
    <style:style style:name="pr1" style:family="presentation" style:parent-style-name="Standa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draw:style-name="gr1" draw:text-style-name="P1" draw:layer="layout" svg:width="20.458cm" svg:height="15.343cm" draw:transform="skewX (-0.0015707963267949) rotate (-0.00157079632679504) translate (4cm 0cm)">
          <draw:image xlink:href="Pictures/10000001000003200000025876ADC06307E224E7.png" xlink:type="simple" xlink:show="embed" xlink:actuate="onLoad" draw:mime-type="image/png">
            <text:p/>
          </draw:image>
        </draw:frame>
        <draw:custom-shape draw:style-name="gr2" draw:text-style-name="P1" draw:layer="layout" svg:width="2cm" svg:height="0.5cm" draw:transform="rotate (0.70476395195531) translate (7.153cm 6.796cm)">
          <text:p/>
          <draw:enhanced-geometry svg:viewBox="0 0 21600 21600" draw:text-areas="?f7 ?f0 21600 ?f2" draw:type="left-arrow" draw:modifiers="4177.51124437781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0.5cm" draw:transform="rotate (-0.68678706065977) translate (7.453cm 3.5cm)">
          <text:p/>
          <draw:enhanced-geometry svg:viewBox="0 0 21600 21600" draw:text-areas="?f7 ?f0 21600 ?f2" draw:type="left-arrow" draw:modifiers="4177.51124437781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cm" svg:height="1cm" svg:x="9cm" svg:y="5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0.5cm" draw:transform="rotate (2.20243098309164) translate (13.421cm 12.818cm)">
          <text:p/>
          <draw:enhanced-geometry svg:viewBox="0 0 21600 21600" draw:text-areas="?f7 ?f0 21600 ?f2" draw:type="left-arrow" draw:modifiers="4177.51124437781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0.5cm" draw:transform="rotate (1.98740641924594) translate (15.043cm 10cm)">
          <text:p/>
          <draw:enhanced-geometry svg:viewBox="0 0 21600 21600" draw:text-areas="?f7 ?f0 21600 ?f2" draw:type="left-arrow" draw:modifiers="4177.51124437781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cm" svg:height="1cm" svg:x="11.5cm" svg:y="10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73cm" svg:height="0.5cm" draw:transform="rotate (1.94115519406809) translate (22.034cm 12.708cm)">
          <text:p/>
          <draw:enhanced-geometry svg:viewBox="0 0 21600 21600" draw:text-areas="?f7 ?f0 21600 ?f2" draw:type="left-arrow" draw:modifiers="4177.51124437781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cm" svg:height="1cm" svg:x="20cm" svg:y="8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cm" svg:height="1cm" svg:x="14cm" svg:y="7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683cm" svg:height="0.5cm" draw:transform="rotate (1.79350033934937) translate (22.824cm 12.703cm)">
          <text:p/>
          <draw:enhanced-geometry svg:viewBox="0 0 21600 21600" draw:text-areas="?f7 ?f0 21600 ?f2" draw:type="left-arrow" draw:modifiers="4177.51124437781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cm" svg:height="1cm" svg:x="21.5cm" svg:y="8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4T13:49:26.114814267</meta:creation-date>
    <dc:date>2024-07-04T15:12:57.709302752</dc:date>
    <meta:editing-duration>PT35S</meta:editing-duration>
    <meta:editing-cycles>1</meta:editing-cycles>
    <meta:document-statistic meta:object-count="35"/>
    <meta:generator>LibreOffice/7.3.7.2$Linux_X86_64 LibreOffice_project/30$Build-2</meta:generator>
  </office:meta>
</office:document-meta>
</file>